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4B034FF12F91E79D5B3.png" manifest:media-type="image/png"/>
  <manifest:file-entry manifest:full-path="Pictures/100000010000020000000200B1DEE2C9AB4A2BC2.png" manifest:media-type="image/png"/>
  <manifest:file-entry manifest:full-path="Pictures/10000001000002000000020052560A5180708DB4.png" manifest:media-type="image/png"/>
  <manifest:file-entry manifest:full-path="Pictures/100000010000019000000190605AEF4D7439F545.png" manifest:media-type="image/png"/>
  <manifest:file-entry manifest:full-path="Pictures/10000001000003D4000003D4542F309BC208E7F2.png" manifest:media-type="image/png"/>
  <manifest:file-entry manifest:full-path="Pictures/1000000100000445000003D47A5F61246DB873D5.png" manifest:media-type="image/png"/>
  <manifest:file-entry manifest:full-path="Pictures/10000000000000E1000000E1681A887F04FC9F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2cm, 2.258cm, 0.822cm, 1.97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14.55cm" svg:x="4cm" svg:y="0.15cm">
          <draw:image xlink:href="Pictures/10000000000000E1000000E1681A887F04FC9FC6.png" xlink:type="simple" xlink:show="embed" xlink:actuate="onLoad" draw:mime-type="image/png">
            <text:p/>
          </draw:image>
        </draw:frame>
        <draw:frame draw:style-name="gr1" draw:text-style-name="P1" draw:layer="layout" svg:width="13.8cm" svg:height="13.8cm" svg:x="4.1cm" svg:y="0.55cm">
          <draw:image xlink:href="Pictures/10000001000003D4000003D4542F309BC208E7F2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4cm" svg:height="14.55cm" svg:x="4cm" svg:y="0.15cm">
          <draw:image xlink:href="Pictures/10000000000000E1000000E1681A887F04FC9FC6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4cm" svg:height="14.55cm" svg:x="4cm" svg:y="0.15cm">
          <draw:image xlink:href="Pictures/10000000000000E1000000E1681A887F04FC9FC6.png" xlink:type="simple" xlink:show="embed" xlink:actuate="onLoad" draw:mime-type="image/png">
            <text:p/>
          </draw:image>
        </draw:frame>
        <draw:frame draw:style-name="gr1" draw:text-style-name="P1" draw:layer="layout" svg:width="10.61cm" svg:height="9.513cm" svg:x="6cm" svg:y="2.25cm">
          <draw:image xlink:href="Pictures/1000000100000445000003D47A5F61246DB873D5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4cm" svg:height="14.55cm" svg:x="4cm" svg:y="0.15cm">
          <draw:image xlink:href="Pictures/10000000000000E1000000E1681A887F04FC9FC6.png" xlink:type="simple" xlink:show="embed" xlink:actuate="onLoad" draw:mime-type="image/png">
            <text:p/>
          </draw:image>
        </draw:frame>
        <draw:frame draw:style-name="gr2" draw:text-style-name="P1" draw:layer="layout" svg:width="9.54cm" svg:height="13.25cm" svg:x="6.21cm" svg:y="1.25cm">
          <draw:image xlink:href="Pictures/100000010000019000000190605AEF4D7439F545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1" draw:text-style-name="P1" draw:layer="layout" svg:width="14cm" svg:height="14.55cm" svg:x="4cm" svg:y="0.15cm">
          <draw:image xlink:href="Pictures/10000000000000E1000000E1681A887F04FC9FC6.png" xlink:type="simple" xlink:show="embed" xlink:actuate="onLoad" draw:mime-type="image/png">
            <text:p/>
          </draw:image>
        </draw:frame>
        <draw:frame draw:style-name="gr3" draw:text-style-name="P1" draw:layer="layout" svg:width="9.5cm" svg:height="11.16cm" svg:x="6.25cm" svg:y="1.75cm">
          <draw:image xlink:href="Pictures/10000001000002000000020052560A5180708DB4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1" draw:text-style-name="P1" draw:layer="layout" svg:width="14cm" svg:height="14.55cm" svg:x="4cm" svg:y="0.15cm">
          <draw:image xlink:href="Pictures/10000000000000E1000000E1681A887F04FC9FC6.png" xlink:type="simple" xlink:show="embed" xlink:actuate="onLoad" draw:mime-type="image/png">
            <text:p/>
          </draw:image>
        </draw:frame>
        <draw:frame draw:style-name="gr1" draw:text-style-name="P1" draw:layer="layout" svg:width="11.719cm" svg:height="12.401cm" svg:x="5.031cm" svg:y="2.25cm">
          <draw:image xlink:href="Pictures/100000010000020000000200B1DEE2C9AB4A2BC2.png" xlink:type="simple" xlink:show="embed" xlink:actuate="onLoad" draw:mime-type="image/png">
            <text:p/>
          </draw:image>
        </draw:frame>
        <draw:frame draw:style-name="gr3" draw:text-style-name="P1" draw:layer="layout" svg:width="9.5cm" svg:height="11.16cm" svg:x="6.25cm" svg:y="1.75cm">
          <draw:image xlink:href="Pictures/10000001000002000000020052560A5180708DB4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1" draw:text-style-name="P1" draw:layer="layout" svg:width="14.75cm" svg:height="14.25cm" svg:x="3.25cm" svg:y="0.3cm">
          <draw:image xlink:href="Pictures/10000000000000E1000000E1681A887F04FC9FC6.png" xlink:type="simple" xlink:show="embed" xlink:actuate="onLoad" draw:mime-type="image/png">
            <text:p/>
          </draw:image>
        </draw:frame>
        <draw:frame draw:style-name="gr1" draw:text-style-name="P1" draw:layer="layout" svg:width="8.704cm" svg:height="8.409cm" svg:x="6.345cm" svg:y="3.103cm">
          <draw:image xlink:href="Pictures/10000001000004B0000004B034FF12F91E79D5B3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1" draw:text-style-name="P1" draw:layer="layout" svg:width="7.626cm" svg:height="7.626cm" svg:x="7.5cm" svg:y="2.75cm">
          <draw:image xlink:href="Pictures/10000000000000E1000000E1681A887F04FC9FC6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4.5cm" draw:transform="rotate (1.58528255958645) translate (8.933cm 8.782cm)">
          <draw:image xlink:href="Pictures/10000001000004B0000004B034FF12F91E79D5B3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frame draw:style-name="gr1" draw:text-style-name="P1" draw:layer="layout" svg:width="7.626cm" svg:height="7.626cm" svg:x="7.5cm" svg:y="2.75cm">
          <draw:image xlink:href="Pictures/10000000000000E1000000E1681A887F04FC9FC6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4.5cm" draw:transform="rotate (-3.13600759998341) translate (13.613cm 8.736cm)">
          <draw:image xlink:href="Pictures/10000001000004B0000004B034FF12F91E79D5B3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7.626cm" svg:height="7.626cm" svg:x="7.5cm" svg:y="2.75cm">
          <draw:image xlink:href="Pictures/10000000000000E1000000E1681A887F04FC9FC6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4.5cm" draw:transform="rotate (-1.57760311087767) translate (13.714cm 4.29cm)">
          <draw:image xlink:href="Pictures/10000001000004B0000004B034FF12F91E79D5B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26T10:57:54.514113771</meta:creation-date>
    <dc:date>2025-03-11T14:07:26.624798502</dc:date>
    <meta:editing-duration>PT35M34S</meta:editing-duration>
    <meta:editing-cycles>7</meta:editing-cycles>
    <meta:generator>LibreOffice/7.3.7.2$Linux_X86_64 LibreOffice_project/30$Build-2</meta:generator>
    <meta:document-statistic meta:object-count="20"/>
  </office:meta>
</office:document-meta>
</file>